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 svg:font-family="'Ubuntu Light'" style:font-adornments="Light"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Ubuntu Light" fo:font-size="11pt" officeooo:rsid="001fe72f" officeooo:paragraph-rsid="0024eba8" style:font-size-asian="11pt" style:font-size-complex="11pt"/>
    </style:style>
    <style:style style:name="P2" style:family="paragraph" style:parent-style-name="Standard">
      <style:paragraph-properties fo:line-height="150%" fo:text-align="justify" style:justify-single-word="false"/>
      <style:text-properties style:font-name="Bitstream Charter" fo:font-size="11pt" officeooo:rsid="0012803b" officeooo:paragraph-rsid="0026c1ef" style:font-size-asian="11pt" style:font-size-complex="11pt"/>
    </style:style>
    <style:style style:name="P3" style:family="paragraph" style:parent-style-name="Standard">
      <style:paragraph-properties fo:line-height="150%" fo:text-align="justify" style:justify-single-word="false"/>
      <style:text-properties style:font-name="Bitstream Charter" fo:font-size="11pt" officeooo:rsid="0012803b" officeooo:paragraph-rsid="0012803b" style:font-size-asian="11pt" style:font-size-complex="11pt"/>
    </style:style>
    <style:style style:name="P4" style:family="paragraph" style:parent-style-name="Standard">
      <style:paragraph-properties fo:line-height="150%" fo:text-align="justify" style:justify-single-word="false"/>
      <style:text-properties style:font-name="Bitstream Charter" fo:font-size="11pt" officeooo:rsid="0012803b" officeooo:paragraph-rsid="0018bc66" style:font-size-asian="11pt" style:font-size-complex="11pt"/>
    </style:style>
    <style:style style:name="P5" style:family="paragraph" style:parent-style-name="Standard">
      <style:paragraph-properties fo:line-height="150%" fo:text-align="justify" style:justify-single-word="false"/>
      <style:text-properties style:font-name="Bitstream Charter" fo:font-size="11pt" officeooo:rsid="0012803b" officeooo:paragraph-rsid="00369b0f" style:font-size-asian="11pt" style:font-size-complex="11pt"/>
    </style:style>
    <style:style style:name="P6" style:family="paragraph" style:parent-style-name="Standard">
      <style:paragraph-properties fo:line-height="150%" fo:text-align="justify" style:justify-single-word="false"/>
      <style:text-properties style:font-name="Bitstream Charter" fo:font-size="11pt" officeooo:rsid="0012803b" officeooo:paragraph-rsid="003c7e02" style:font-size-asian="11pt" style:font-size-complex="11pt"/>
    </style:style>
    <style:style style:name="P7" style:family="paragraph" style:parent-style-name="Standard">
      <style:paragraph-properties fo:line-height="150%" fo:text-align="justify" style:justify-single-word="false"/>
      <style:text-properties style:font-name="Bitstream Charter" fo:font-size="11pt" officeooo:rsid="001fe72f" officeooo:paragraph-rsid="0024eba8" style:font-size-asian="11pt" style:font-size-complex="11pt"/>
    </style:style>
    <style:style style:name="P8" style:family="paragraph" style:parent-style-name="Standard">
      <style:paragraph-properties fo:line-height="150%" fo:text-align="end" style:justify-single-word="false"/>
      <style:text-properties style:font-name="Bitstream Charter" fo:font-size="11pt" officeooo:rsid="00330331" officeooo:paragraph-rsid="00330331" style:font-size-asian="11pt" style:font-size-complex="11pt"/>
    </style:style>
    <style:style style:name="P9" style:family="paragraph" style:parent-style-name="Standard">
      <style:paragraph-properties fo:line-height="150%" fo:text-align="justify" style:justify-single-word="false"/>
      <style:text-properties style:font-name="Bitstream Charter" fo:font-size="11pt" officeooo:rsid="0038f8ad" officeooo:paragraph-rsid="0038f8ad" style:font-size-asian="11pt" style:font-size-complex="11pt"/>
    </style:style>
    <style:style style:name="P10" style:family="paragraph" style:parent-style-name="Standard">
      <style:paragraph-properties fo:line-height="150%" fo:text-align="end" style:justify-single-word="false"/>
      <style:text-properties style:font-name="Bitstream Charter" officeooo:paragraph-rsid="00330331"/>
    </style:style>
    <style:style style:name="P11" style:family="paragraph" style:parent-style-name="Standard">
      <style:paragraph-properties fo:line-height="150%" fo:text-align="justify" style:justify-single-word="false"/>
      <style:text-properties fo:color="#000000" style:font-name="Bitstream Charter" fo:font-size="11pt" officeooo:rsid="001fe72f" officeooo:paragraph-rsid="0038f8ad" style:font-size-asian="11pt" style:font-size-complex="11pt"/>
    </style:style>
    <style:style style:name="P12" style:family="paragraph" style:parent-style-name="Standard">
      <style:paragraph-properties fo:line-height="150%" fo:text-align="justify" style:justify-single-word="false"/>
      <style:text-properties style:font-name="Bitstream Charter" fo:font-size="11pt" officeooo:rsid="0012803b" officeooo:paragraph-rsid="003ee885" style:font-size-asian="11pt" style:font-size-complex="11pt"/>
    </style:style>
    <style:style style:name="T1" style:family="text">
      <style:text-properties officeooo:rsid="0018bc66"/>
    </style:style>
    <style:style style:name="T2" style:family="text">
      <style:text-properties officeooo:rsid="00191c34"/>
    </style:style>
    <style:style style:name="T3" style:family="text">
      <style:text-properties officeooo:rsid="001fe72f"/>
    </style:style>
    <style:style style:name="T4" style:family="text">
      <style:text-properties officeooo:rsid="002181bb"/>
    </style:style>
    <style:style style:name="T5" style:family="text">
      <style:text-properties fo:font-weight="bold" style:font-weight-asian="bold" style:font-weight-complex="bold"/>
    </style:style>
    <style:style style:name="T6" style:family="text">
      <style:text-properties officeooo:rsid="0026c1ef"/>
    </style:style>
    <style:style style:name="T7" style:family="text">
      <style:text-properties fo:color="#000000" fo:font-weight="bold" officeooo:rsid="00369b0f" style:font-weight-asian="bold" style:font-weight-complex="bold"/>
    </style:style>
    <style:style style:name="T8" style:family="text">
      <style:text-properties officeooo:rsid="0030f7e9"/>
    </style:style>
    <style:style style:name="T9" style:family="text">
      <style:text-properties fo:font-size="11pt" officeooo:rsid="00330331" style:font-size-asian="11pt" style:font-size-complex="11pt"/>
    </style:style>
    <style:style style:name="T10" style:family="text">
      <style:text-properties fo:font-size="11pt" officeooo:rsid="00369b0f" style:font-size-asian="11pt" style:font-size-complex="11pt"/>
    </style:style>
    <style:style style:name="T11" style:family="text">
      <style:text-properties officeooo:rsid="00369b0f"/>
    </style:style>
    <style:style style:name="T12" style:family="text">
      <style:text-properties fo:background-color="transparent" loext:char-shading-value="0"/>
    </style:style>
    <style:style style:name="T13" style:family="text">
      <style:text-properties officeooo:rsid="0038f8ad" fo:background-color="transparent" loext:char-shading-value="0"/>
    </style:style>
    <style:style style:name="T14" style:family="text">
      <style:text-properties officeooo:rsid="003c7e02"/>
    </style:style>
    <style:style style:name="T15" style:family="text">
      <style:text-properties officeooo:rsid="003ee8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 </text:p>
      <text:p text:style-name="P2"/>
      <text:p text:style-name="P5"><text:span text:style-name="T3">We</text:span> present the research article entitled <text:span text:style-name="T5">'</text:span><text:span text:style-name="T7">The tracing of trade: exploring the patterns of olive oil</text:span></text:p>
      <text:p text:style-name="P12"><text:span text:style-name="T7">production and distribution from Roman Baetica</text:span><text:span text:style-name="T5">'</text:span> to be considered for publication in <text:span text:style-name="T15">Journal of Archaeological and Anthropological Sciences</text:span></text:p>
      <text:p text:style-name="P3"/>
      <text:p text:style-name="P4">This <text:span text:style-name="T2">manuscript </text:span>is <text:span text:style-name="T1">a result</text:span> of <text:span text:style-name="T3">our</text:span> research in the application of quantitative methods in the study of past societies <text:span text:style-name="T3">to understand socioeconomical dynamics</text:span>. <text:span text:style-name="T4">We form </text:span>an interdisciplinary team exploring how computational tools can <text:span text:style-name="T4">be used to </text:span>analyze mid- and long-term trajectories of cultural change.</text:p>
      <text:p text:style-name="P4"/>
      <text:p text:style-name="P6">We believe <text:span text:style-name="T1">that </text:span>this interdisciplinary work is a good contribution <text:span text:style-name="T4">both in terms of results and current </text:span>methodological <text:span text:style-name="T3">challenges on the Humanities</text:span>. <text:span text:style-name="T14"><text:s/>Here we analyse a set of stamps from two types of centres: 1) production centres by analysing different workshops in Baetica province and 2) two Roman provinces such as Germania (Inferior and Superior) and Britannia as consumption centres. We use a dissimilarity index borrowed from Ecology to identify a correlation between amphora workshops and similar amphoric stamps depending on the spatial distance. This topic has been subject to heated debate over the last century due to a lack of proper quantitative methods and datasets. </text:span>The text discusses why <text:span text:style-name="T8">quantitative</text:span> methods are needed and h<text:span text:style-name="T12">ow </text:span><text:span text:style-name="T13">these methods</text:span><text:span text:style-name="T12"> c</text:span>ould be a good alternative to classical tools. </text:p>
      <text:p text:style-name="P9"/>
      <text:p text:style-name="P9">Results suggest a correlation between the spatial distance of sites and their similarity of amphoric stamps. The work also highlights that similarities identified in stamps may be an effective proxy to identify economic dynamics in the Roman Empire. <text:span text:style-name="T3">We believe that this discovery will not only interest scholars studying the Roman Empire, but also any researcher exploring the impact of <text:s/>cultural dynamics of past societies.</text:span></text:p>
      <text:p text:style-name="P7"/>
      <text:p text:style-name="P7"/>
      <text:p text:style-name="P7"/>
      <text:p text:style-name="P11"/>
      <text:p text:style-name="P11"/>
      <text:p text:style-name="P11"/>
      <text:p text:style-name="P10"><text:span text:style-name="T9">Maria Coto-Sarmiento (</text:span><text:span text:style-name="T10">University of Barcelona</text:span><text:span text:style-name="T9">)</text:span></text:p>
      <text:p text:style-name="P8">Xavier Rubio-Campillo (<text:span text:style-name="T11">University of Barcelona-</text:span>University of Edinburgh)</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 svg:font-family="'Ubuntu Light'" style:font-adornments="Light"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Rubio Campillo</meta:initial-creator>
    <meta:creation-date>2015-05-25T10:06:51.926246857</meta:creation-date>
    <dc:date>2020-12-07T13:43:10.362486381</dc:date>
    <dc:creator>Maria Coto</dc:creator>
    <meta:editing-duration>PT4H58M9S</meta:editing-duration>
    <meta:editing-cycles>29</meta:editing-cycles>
    <meta:generator>LibreOffice/5.1.6.2$Linux_X86_64 LibreOffice_project/10m0$Build-2</meta:generator>
    <meta:document-statistic meta:table-count="0" meta:image-count="0" meta:object-count="0" meta:page-count="1" meta:paragraph-count="8" meta:word-count="284" meta:character-count="1899" meta:non-whitespace-character-count="1619"/>
  </office:meta>
</office:document-meta>
</file>